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51273" officeooo:paragraph-rsid="00151273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c3c3c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51273" officeooo:paragraph-rsid="00151273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007f"/>
    </style:style>
    <style:style style:name="T6" style:family="text">
      <style:text-properties fo:color="#3c3c3c"/>
    </style:style>
    <style:style style:name="T7" style:family="text">
      <style:text-properties fo:color="#3c3c3c" style:text-underline-style="solid" style:text-underline-width="auto" style:text-underline-color="font-color"/>
    </style:style>
    <style:style style:name="T8" style:family="text">
      <style:text-properties fo:color="#2a00ff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P JEE 3<text:line-break/>application Web avec JPA</text:p>
      <text:p text:style-name="P2">Daniel Hagimont</text:p>
      <text:p text:style-name="P2">Daniel.Hagimont@enseeiht.fr</text:p>
      <text:p text:style-name="P3"/>
      <text:p text:style-name="P4">L'objectif de ce TP est de faire évoluer l'application précédente, mais en gérant les données persistantes avec des Entity beans.</text:p>
      <text:p text:style-name="P5"/>
      <text:p text:style-name="P5">Les classes Personne et Adresse deviennent des Entity beans.</text:p>
      <text:p text:style-name="P5">La classe Facade gère la création (persist()) et la recherche (find(), createQuery()) des Entity beans.</text:p>
      <text:p text:style-name="P5"/>
      <text:p text:style-name="P5">Vous implanterez 3 versions avec différents types de relations entre ces Entity beans :</text:p>
      <text:p text:style-name="P5">- OneToMany (bidirectionnelle) : une personne possède une liste d'adresse, chaque adresse ayant un <text:s/>propriétaire unique</text:p>
      <text:p text:style-name="P5">- ManyToMany (bidirectionnelle) : une personne possède plusieurs adresses et une adresse peut avoir plusieurs propriétaires</text:p>
      <text:p text:style-name="P5">- OneToOne (bidirectionnelle) : une personne a une adresse unique et une adresse a un unique propriétaire</text:p>
      <text:p text:style-name="P5"/>
      <text:p text:style-name="P5">La base de données utilisée est interne à Jboss (H2). Il n'y a pas de configuration particulière.</text:p>
      <text:p text:style-name="P5">Vous devez seulement avoir un fichier persistence.xml placé dans src/META-INF</text:p>
      <text:p text:style-name="P5"/>
      <text:p text:style-name="P7">persistence.xml</text:p>
      <text:p text:style-name="P9"><text:span text:style-name="T1">&lt;?</text:span><text:span text:style-name="T3">xml</text:span> <text:span text:style-name="T5">version</text:span><text:span text:style-name="T6">=</text:span><text:span text:style-name="T8">"1.0"</text:span> <text:span text:style-name="T5">encoding</text:span><text:span text:style-name="T6">=</text:span><text:span text:style-name="T8">"UTF-8"</text:span><text:span text:style-name="T1">?&gt;</text:span></text:p>
      <text:p text:style-name="P10"><text:span text:style-name="T1">&lt;</text:span><text:span text:style-name="T3">persistence</text:span> <text:span text:style-name="T5">version</text:span><text:span text:style-name="T6">=</text:span><text:span text:style-name="T8">"2.0"</text:span></text:p>
      <text:p text:style-name="P10"><text:s text:c="4"/><text:span text:style-name="T5">xmlns</text:span><text:span text:style-name="T6">=</text:span><text:span text:style-name="T8">"http://java.sun.com/xml/ns/persistence"</text:span> <text:span text:style-name="T5">xmlns:xsi</text:span><text:span text:style-name="T6">=</text:span><text:span text:style-name="T8">"http://www.w3.org/2001/XMLSchema-instance"</text:span></text:p>
      <text:p text:style-name="P10"><text:s text:c="4"/><text:span text:style-name="T5">xsi:schemaLocation</text:span><text:span text:style-name="T6">=</text:span><text:span text:style-name="T8">"http://java.sun.com/xml/ns/persistence http://java.sun.com/xml/ns/persistence/persistence_2_0.xsd"</text:span><text:span text:style-name="T1">&gt;</text:span></text:p>
      <text:p text:style-name="P10"><text:span text:style-name="T6"><text:s text:c="4"/></text:span><text:span text:style-name="T1">&lt;</text:span><text:span text:style-name="T3">persistence-unit</text:span> <text:span text:style-name="T5">name</text:span><text:span text:style-name="T6">=</text:span><text:span text:style-name="T8">"MaPU"</text:span></text:p>
      <text:p text:style-name="P10"><text:s text:c="8"/><text:span text:style-name="T5">transaction-type</text:span><text:span text:style-name="T6">=</text:span><text:span text:style-name="T8">"JTA"</text:span><text:span text:style-name="T1">&gt;</text:span></text:p>
      <text:p text:style-name="P10"><text:span text:style-name="T6"><text:s text:c="8"/></text:span><text:span text:style-name="T1">&lt;</text:span><text:span text:style-name="T3">provider</text:span><text:span text:style-name="T1">&gt;</text:span><text:span text:style-name="T6">org.hibernate.ejb.HibernatePersistence</text:span><text:span text:style-name="T1">&lt;/</text:span><text:span text:style-name="T3">provider</text:span><text:span text:style-name="T1">&gt;</text:span></text:p>
      <text:p text:style-name="P11"><text:s text:c="8"/></text:p>
      <text:p text:style-name="P10"><text:span text:style-name="T6"><text:s text:c="8"/></text:span><text:span text:style-name="T1">&lt;</text:span><text:span text:style-name="T3">jta-data-source</text:span><text:span text:style-name="T1">&gt;</text:span><text:span text:style-name="T6">java:jboss/</text:span><text:span text:style-name="T7">datasources</text:span><text:span text:style-name="T6">/ExampleDS</text:span><text:span text:style-name="T1">&lt;/</text:span><text:span text:style-name="T3">jta-data-source</text:span><text:span text:style-name="T1">&gt;</text:span></text:p>
      <text:p text:style-name="P11"><text:s text:c="8"/></text:p>
      <text:p text:style-name="P10"><text:span text:style-name="T6"><text:s text:c="8"/></text:span><text:span text:style-name="T1">&lt;</text:span><text:span text:style-name="T3">class</text:span><text:span text:style-name="T1">&gt;</text:span><text:span text:style-name="T6">pack.Personne</text:span><text:span text:style-name="T1">&lt;/</text:span><text:span text:style-name="T3">class</text:span><text:span text:style-name="T1">&gt;</text:span></text:p>
      <text:p text:style-name="P10"><text:span text:style-name="T6"><text:s text:c="8"/></text:span><text:span text:style-name="T1">&lt;</text:span><text:span text:style-name="T3">class</text:span><text:span text:style-name="T1">&gt;</text:span><text:span text:style-name="T6">pack.Adresse</text:span><text:span text:style-name="T1">&lt;/</text:span><text:span text:style-name="T3">class</text:span><text:span text:style-name="T1">&gt;</text:span></text:p>
      <text:p text:style-name="P11"><text:s text:c="8"/></text:p>
      <text:p text:style-name="P10"><text:span text:style-name="T6"><text:s text:c="8"/></text:span><text:span text:style-name="T1">&lt;</text:span><text:span text:style-name="T3">properties</text:span><text:span text:style-name="T1">&gt;</text:span></text:p>
      <text:p text:style-name="P10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dialect"</text:span> <text:span text:style-name="T5">value</text:span><text:span text:style-name="T6">=</text:span><text:span text:style-name="T8">"org.hibernate.dialect.H2Dialect"</text:span> <text:span text:style-name="T1">/&gt;</text:span></text:p>
      <text:p text:style-name="P10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hbm2ddl.auto"</text:span> <text:span text:style-name="T5">value</text:span><text:span text:style-name="T6">=</text:span><text:span text:style-name="T8">"create-drop"</text:span> <text:span text:style-name="T1">/&gt;</text:span></text:p>
      <text:p text:style-name="P10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show_sql"</text:span> <text:span text:style-name="T5">value</text:span><text:span text:style-name="T6">=</text:span><text:span text:style-name="T8">"true"</text:span> <text:span text:style-name="T1">/&gt;</text:span></text:p>
      <text:p text:style-name="P10"><text:span text:style-name="T6"><text:s text:c="8"/></text:span><text:span text:style-name="T1">&lt;/</text:span><text:span text:style-name="T3">properties</text:span><text:span text:style-name="T1">&gt;</text:span></text:p>
      <text:p text:style-name="P10"><text:span text:style-name="T6"><text:s text:c="4"/></text:span><text:span text:style-name="T1">&lt;/</text:span><text:span text:style-name="T3">persistence-unit</text:span><text:span text:style-name="T1">&gt;</text:span></text:p>
      <text:p text:style-name="P12"><text:span text:style-name="T2">&lt;/</text:span><text:span text:style-name="T4">persistence</text:span><text:span text:style-name="T2">&gt;</text:span></text:p>
      <text:p text:style-name="P6"/>
      <text:p text:style-name="P6">NB1 : vous pouvez utiliser h2console pour voir ce qu'il y a dans le base de donnée de Jboss. Il suffit de déployer h2console.war et d'ouvrir http://localhost:8080/h2console </text:p>
      <text:p text:style-name="P6">NB2 : l'URL de la BD (que l'on peut trouver dans la configuration de jboss) est jdbc:h2:mem:test et les login/passwd sont sa/sa)</text:p>
      <text:p text:style-name="P8"><text:soft-page-break/>Adresse.java</text:p>
      <text:p text:style-name="P8"/>
      <text:p text:style-name="P8">@Entity</text:p>
      <text:p text:style-name="P8">public class Adresse {</text:p>
      <text:p text:style-name="P8"/>
      <text:p text:style-name="P8"><text:tab/>@Id</text:p>
      <text:p text:style-name="P8"><text:s text:c="4"/><text:tab/>@GeneratedValue(strategy=GenerationType.AUTO)</text:p>
      <text:p text:style-name="P8"><text:tab/>int id;</text:p>
      <text:p text:style-name="P8"><text:tab/>String rue;</text:p>
      <text:p text:style-name="P8"><text:tab/>String ville;</text:p>
      <text:p text:style-name="P8"/>
      <text:p text:style-name="P8"><text:tab/>@ManyToOne</text:p>
      <text:p text:style-name="P8"><text:tab/>Personne proprietaire;</text:p>
      <text:p text:style-name="P8"/>
      <text:p text:style-name="P8"/>
      <text:p text:style-name="P8">Personne.java</text:p>
      <text:p text:style-name="P8"/>
      <text:p text:style-name="P8">@Entity</text:p>
      <text:p text:style-name="P8">public class Personne {</text:p>
      <text:p text:style-name="P8"/>
      <text:p text:style-name="P8"><text:tab/>@Id</text:p>
      <text:p text:style-name="P8"><text:s text:c="4"/><text:tab/>@GeneratedValue(strategy=GenerationType.AUTO) <text:s/></text:p>
      <text:p text:style-name="P8"><text:tab/>int id;</text:p>
      <text:p text:style-name="P8"><text:tab/>String nom;</text:p>
      <text:p text:style-name="P8"><text:tab/>String prenom;</text:p>
      <text:p text:style-name="P8"><text:tab/></text:p>
      <text:p text:style-name="P8"><text:tab/>@OneToMany(mappedBy="proprietaire", fetch = FetchType.EAGER)</text:p>
      <text:p text:style-name="P8"><text:tab/>Collection&lt;Adresse&gt; adresses;</text:p>
      <text:p text:style-name="P8"/>
      <text:p text:style-name="P8">Facade.java</text:p>
      <text:p text:style-name="P8"/>
      <text:p text:style-name="P8">@Singleton</text:p>
      <text:p text:style-name="P8">public class Facade {</text:p>
      <text:p text:style-name="P8"/>
      <text:p text:style-name="P8"><text:tab/>@PersistenceContext</text:p>
      <text:p text:style-name="P8"><text:tab/>EntityManager em;</text:p>
      <text:p text:style-name="P8"/>
      <text:p text:style-name="P8">pour ajouter une personne p : em.persist(p);</text:p>
      <text:p text:style-name="P8"/>
      <text:p text:style-name="P8">pour obtenir la liste de personne : </text:p>
      <text:p text:style-name="P8"><text:tab/>em.createQuery("from Personne", Personne.class).getResultList();<text:tab/></text:p>
      <text:p text:style-name="P8"/>
      <text:p text:style-name="P8">pour obtenir une personne à partir de son id : </text:p>
      <text:p text:style-name="P8"><text:tab/>Personne p = em.find(Personne.class, personneId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3-03-22T10:56:43.654031819</dc:date>
    <meta:editing-duration>PT44M2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304" meta:character-count="2899" meta:non-whitespace-character-count="2491"/>
  </office:meta>
</office:document-meta>
</file>